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559cm" fo:min-width="0.758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469cm" fo:min-width="4.521cm"/>
    </style:style>
    <style:style style:name="gr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656cm" fo:min-width="2.359cm"/>
    </style:style>
    <style:style style:name="gr6" style:family="graphic" style:parent-style-name="standard">
      <style:graphic-properties draw:stroke="none" svg:stroke-color="#000000" draw:fill="none" draw:fill-color="#ffffff" fo:min-height="1.6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118cm"/>
      <style:paragraph-properties style:writing-mode="lr-tb"/>
    </style:style>
    <style:style style:name="gr11" style:family="graphic" style:parent-style-name="standard">
      <style:graphic-properties svg:stroke-color="#ffff00" draw:fill="none" draw:opacity="0%" draw:opacity-name="Transparency_20_6" draw:textarea-horizontal-align="justify" draw:textarea-vertical-align="middle" draw:auto-grow-height="false" fo:min-height="0.739cm" fo:min-width="0.758cm"/>
    </style:style>
    <style:style style:name="gr12" style:family="graphic" style:parent-style-name="standard">
      <style:graphic-properties svg:stroke-color="#000000" draw:fill-color="#000000" fo:min-height="0cm" fo:min-width="0cm"/>
    </style:style>
    <style:style style:name="gr13" style:family="graphic" style:parent-style-name="standard">
      <style:graphic-properties svg:stroke-color="#000000" draw:fill="none" draw:opacity="100%" draw:opacity-name="Transparency_20_6" draw:textarea-horizontal-align="justify" draw:textarea-vertical-align="middle" draw:auto-grow-height="false" fo:min-height="0.739cm" fo:min-width="0.758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6" style:family="paragraph">
      <loext:graphic-properties draw:fill="none" draw:opacity="0%" draw:opacity-name="Transparency_20_6"/>
      <style:paragraph-properties fo:text-align="center"/>
    </style:style>
    <style:style style:name="P7" style:family="paragraph">
      <loext:graphic-properties draw:fill-color="#000000"/>
    </style:style>
    <style:style style:name="P8" style:family="paragraph">
      <loext:graphic-properties draw:fill="none" draw:opacity="100%" draw:opacity-name="Transparency_20_6"/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78cm" svg:height="1.143cm" svg:x="3.032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5.207cm" svg:height="1.905cm" svg:x="1.254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3.921cm" svg:y1="3.032cm" svg:x2="3.857cm" svg:y2="4.81cm" draw:start-shape="id1" draw:start-glue-point="8" draw:end-shape="id2" draw:end-glue-point="0" svg:d="M3921 3032l-64 1778" svg:viewBox="0 0 65 1779">
          <text:p/>
        </draw:connector>
        <draw:frame draw:style-name="gr4" draw:text-style-name="P4" xml:id="id5" draw:id="id5" draw:layer="layout" svg:width="5.334cm" svg:height="1.673cm" svg:x="1.127cm" svg:y="4.966cm">
          <draw:text-box>
            <text:p>Enter the name of medicine</text:p>
          </draw:text-box>
        </draw:frame>
        <draw:custom-shape draw:style-name="gr5" draw:text-style-name="P2" xml:id="id3" draw:id="id3" draw:layer="layout" svg:width="5.715cm" svg:height="3.81cm" svg:x="1cm" svg:y="7.6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5" draw:layer="layout" svg:width="4.479cm" svg:height="1.862cm" svg:x="1.889cm" svg:y="8.62cm">
          <draw:text-box>
            <text:p><text:span text:style-name="T1">Is the medicine here</text:span></text:p>
          </draw:text-box>
        </draw:frame>
        <draw:connector draw:style-name="gr3" draw:text-style-name="P3" draw:layer="layout" draw:type="line" svg:x1="3.857cm" svg:y1="6.715cm" svg:x2="3.857cm" svg:y2="7.604cm" draw:start-shape="id2" draw:start-glue-point="2" draw:end-shape="id3" draw:end-glue-point="4" svg:d="M3857 6715v889" svg:viewBox="0 0 1 890">
          <text:p/>
        </draw:connector>
        <draw:connector draw:style-name="gr3" draw:text-style-name="P3" draw:layer="layout" draw:type="line" svg:x1="6.715cm" svg:y1="9.509cm" svg:x2="13.446cm" svg:y2="9.445cm" draw:start-shape="id3" draw:start-glue-point="7" draw:end-shape="id4" draw:end-glue-point="3" svg:d="M6715 9509l6731-64" svg:viewBox="0 0 6732 65">
          <text:p/>
        </draw:connector>
        <draw:custom-shape draw:style-name="gr2" draw:text-style-name="P2" xml:id="id4" draw:id="id4" draw:layer="layout" svg:width="5.207cm" svg:height="1.905cm" svg:x="13.446cm" svg:y="8.4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5.334cm" svg:height="1.673cm" svg:x="13.573cm" svg:y="8.471cm">
          <draw:text-box>
            <text:p>The medicine is not here</text:p>
          </draw:text-box>
        </draw:frame>
        <draw:connector draw:style-name="gr3" draw:text-style-name="P3" draw:layer="layout" draw:type="line" svg:x1="16.049cm" svg:y1="8.493cm" svg:x2="6.461cm" svg:y2="5.802cm" draw:start-shape="id4" draw:start-glue-point="0" draw:end-shape="id5" draw:end-glue-point="1" svg:d="M16049 8493l-9588-2691" svg:viewBox="0 0 9589 2692">
          <text:p/>
        </draw:connector>
        <draw:frame draw:style-name="gr7" draw:text-style-name="P4" draw:layer="layout" svg:width="3.937cm" svg:height="1.27cm" svg:x="8.747cm" svg:y="8.747cm">
          <draw:text-box>
            <text:p>No</text:p>
          </draw:text-box>
        </draw:frame>
        <draw:custom-shape draw:style-name="gr2" draw:text-style-name="P2" xml:id="id6" draw:id="id6" draw:layer="layout" svg:width="5.207cm" svg:height="1.905cm" svg:x="1.254cm" svg:y="13.3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" draw:layer="layout" svg:width="5.334cm" svg:height="1.55cm" svg:x="1.127cm" svg:y="13.319cm">
          <draw:text-box>
            <text:p><text:span text:style-name="T1">Enter the amount you wan</text:span>t</text:p>
          </draw:text-box>
        </draw:frame>
        <draw:connector draw:style-name="gr3" draw:text-style-name="P3" draw:layer="layout" draw:type="line" svg:x1="3.857cm" svg:y1="11.414cm" svg:x2="3.857cm" svg:y2="13.319cm" draw:start-shape="id3" draw:start-glue-point="6" draw:end-shape="id6" draw:end-glue-point="0" svg:d="M3857 11414v1905" svg:viewBox="0 0 1 1906">
          <text:p/>
        </draw:connector>
        <draw:frame draw:style-name="gr9" draw:text-style-name="P4" draw:layer="layout" svg:width="3.429cm" svg:height="0.962cm" svg:x="3.413cm" svg:y="11.795cm">
          <draw:text-box>
            <text:p>Yes</text:p>
          </draw:text-box>
        </draw:frame>
        <draw:custom-shape draw:style-name="gr5" draw:text-style-name="P2" xml:id="id7" draw:id="id7" draw:layer="layout" svg:width="5.715cm" svg:height="3.81cm" svg:x="0.873cm" svg:y="17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4" draw:layer="layout" svg:width="4.479cm" svg:height="1.862cm" svg:x="1.762cm" svg:y="18.018cm">
          <draw:text-box>
            <text:p>Is the medicine here</text:p>
          </draw:text-box>
        </draw:frame>
        <draw:connector draw:style-name="gr3" draw:text-style-name="P3" draw:layer="layout" draw:type="line" svg:x1="3.857cm" svg:y1="15.224cm" svg:x2="3.73cm" svg:y2="17.002cm" draw:start-shape="id6" draw:start-glue-point="2" draw:end-shape="id7" draw:end-glue-point="4" svg:d="M3857 15224l-127 1778" svg:viewBox="0 0 128 1779">
          <text:p/>
        </draw:connector>
        <draw:custom-shape draw:style-name="gr2" draw:text-style-name="P2" xml:id="id8" draw:id="id8" draw:layer="layout" svg:width="5.207cm" svg:height="1.905cm" svg:x="9.382cm" svg:y="18.1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5.334cm" svg:height="1.673cm" svg:x="9.255cm" svg:y="18.272cm">
          <draw:text-box>
            <text:p>The amount is too big</text:p>
          </draw:text-box>
        </draw:frame>
        <draw:connector draw:style-name="gr3" draw:text-style-name="P3" draw:layer="layout" draw:type="line" svg:x1="6.588cm" svg:y1="18.907cm" svg:x2="9.382cm" svg:y2="19.097cm" draw:start-shape="id7" draw:start-glue-point="7" draw:end-shape="id8" draw:end-glue-point="3" svg:d="M6588 18907l2794 190" svg:viewBox="0 0 2795 191">
          <text:p/>
        </draw:connector>
        <draw:frame draw:style-name="gr7" draw:text-style-name="P4" draw:layer="layout" svg:width="3.937cm" svg:height="1.27cm" svg:x="6.715cm" svg:y="18.145cm">
          <draw:text-box>
            <text:p>No</text:p>
          </draw:text-box>
        </draw:frame>
        <draw:custom-shape draw:style-name="gr2" draw:text-style-name="P2" xml:id="id9" draw:id="id9" draw:layer="layout" svg:width="5.207cm" svg:height="1.905cm" svg:x="1.381cm" svg:y="22.3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5.334cm" svg:height="1.673cm" svg:x="1.254cm" svg:y="22.463cm">
          <draw:text-box>
            <text:p>Count the total cost </text:p>
          </draw:text-box>
        </draw:frame>
        <draw:connector draw:style-name="gr3" draw:text-style-name="P3" draw:layer="layout" draw:type="line" svg:x1="3.73cm" svg:y1="20.812cm" svg:x2="3.984cm" svg:y2="22.336cm" draw:start-shape="id7" draw:start-glue-point="6" draw:end-shape="id9" draw:end-glue-point="0" svg:d="M3730 20812l254 1524" svg:viewBox="0 0 255 1525">
          <text:p/>
        </draw:connector>
        <draw:custom-shape draw:style-name="gr2" draw:text-style-name="P2" xml:id="id13" draw:id="id13" draw:layer="layout" svg:width="5.207cm" svg:height="1.905cm" svg:x="9.383cm" svg:y="18.1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5.334cm" svg:height="1.673cm" svg:x="9.256cm" svg:y="18.272cm">
          <draw:text-box>
            <text:p>The amount is too big</text:p>
          </draw:text-box>
        </draw:frame>
        <draw:custom-shape draw:style-name="gr2" draw:text-style-name="P2" xml:id="id10" draw:id="id10" draw:layer="layout" svg:width="5.207cm" svg:height="1.905cm" svg:x="1.381cm" svg:y="26.0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4.318cm" svg:height="1.368cm" svg:x="1.762cm" svg:y="26.302cm">
          <draw:text-box>
            <text:p>Show report</text:p>
          </draw:text-box>
        </draw:frame>
        <draw:connector draw:style-name="gr3" draw:text-style-name="P3" draw:layer="layout" draw:type="line" svg:x1="3.984cm" svg:y1="24.241cm" svg:x2="3.984cm" svg:y2="26.019cm" draw:start-shape="id9" draw:start-glue-point="2" draw:end-shape="id10" draw:end-glue-point="0" svg:d="M3984 24241v1778" svg:viewBox="0 0 1 1779">
          <text:p/>
        </draw:connector>
        <draw:custom-shape draw:style-name="gr11" draw:text-style-name="P6" draw:layer="layout" svg:width="1.778cm" svg:height="1.397cm" draw:transform="rotate (2.57488424546723) translate (4.424cm 45.6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ctivityFinalInside" draw:style-name="gr12" draw:text-style-name="P7" draw:layer="layout" svg:width="0.778cm" svg:height="0.611cm" svg:x="17.623cm" svg:y="26.389cm">
          <draw:glue-point draw:id="4" svg:x="0cm" svg:y="0cm"/>
          <text:p/>
          <draw:enhanced-geometry svg:viewBox="0 0 1000 1000" draw:mirror-horizontal="false" draw:mirror-vertical="false" draw:type="NonPrimitive" draw:enhanced-path="U 500 500 700 700 0 360 Z N"/>
        </draw:custom-shape>
        <draw:custom-shape draw:style-name="gr13" draw:text-style-name="P8" xml:id="id12" draw:id="id12" draw:layer="layout" svg:width="1.778cm" svg:height="1.397cm" svg:x="17.129cm" svg:y="2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4.208cm" svg:y1="26.717cm" svg:x2="17.129cm" svg:y2="26.7cm" draw:start-shape="id11" draw:start-glue-point="1" draw:end-shape="id12" draw:end-glue-point="6" svg:d="M14208 26717l2921-17" svg:viewBox="0 0 2922 18">
          <text:p/>
        </draw:connector>
        <draw:connector draw:style-name="gr3" draw:text-style-name="P3" draw:layer="layout" draw:type="line" svg:x1="11.986cm" svg:y1="18.145cm" svg:x2="6.461cm" svg:y2="14.271cm" draw:start-shape="id13" draw:start-glue-point="0" draw:end-shape="id6" draw:end-glue-point="1" svg:d="M11986 18145l-5525-3874" svg:viewBox="0 0 5526 3875">
          <text:p/>
        </draw:connector>
        <draw:frame draw:style-name="gr9" draw:text-style-name="P4" draw:layer="layout" svg:width="4.953cm" svg:height="0.962cm" svg:x="2.778cm" svg:y="20.993cm">
          <draw:text-box>
            <text:p>yes</text:p>
          </draw:text-box>
        </draw:frame>
        <draw:custom-shape draw:style-name="gr2" draw:text-style-name="P2" xml:id="id11" draw:id="id11" draw:layer="layout" svg:width="5.207cm" svg:height="1.905cm" svg:x="9.001cm" svg:y="25.7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3.937cm" svg:height="1.368cm" svg:x="9.89cm" svg:y="26.048cm">
          <draw:text-box>
            <text:p>Print report</text:p>
          </draw:text-box>
        </draw:frame>
        <draw:connector draw:style-name="gr3" draw:text-style-name="P3" draw:layer="layout" draw:type="line" svg:x1="6.588cm" svg:y1="26.971cm" svg:x2="9.001cm" svg:y2="26.717cm" draw:start-shape="id10" draw:start-glue-point="1" draw:end-shape="id11" draw:end-glue-point="3" svg:d="M6588 26971l2413-254" svg:viewBox="0 0 2414 25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4T18:03:09.605851343</meta:creation-date>
    <dc:date>2021-12-14T19:10:58.136131680</dc:date>
    <meta:editing-duration>PT46M23S</meta:editing-duration>
    <meta:editing-cycles>3</meta:editing-cycles>
    <meta:generator>LibreOffice/6.4.7.2$Linux_X86_64 LibreOffice_project/40$Build-2</meta:generator>
    <meta:document-statistic meta:object-count="40"/>
  </office:meta>
</office:document-meta>
</file>